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State Code</text:p>
          </table:table-cell>
          <table:table-cell office:value-type="string" calcext:value-type="string">
            <text:p>Average Temperature (F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S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NH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J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NM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ND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OR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A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Rhode Island </text:p>
          </table:table-cell>
          <table:table-cell office:value-type="string" calcext:value-type="string">
            <text:p>R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C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D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V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DC</text:p>
          </table:table-cell>
          <table:table-cell office:value-type="float" office:value="59.8" calcext:value-type="float">
            <text:p>59.8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www.ncdc.noaa.gov/cag/statewide/time-series/1/tavg/12/12/2009-2011?base_prd=true&amp;begbaseyear=1901&amp;endbaseyear=2000</text:p>
          </table:table-cell>
        </table:table-row>
        <table:table-row table:style-name="ro1">
          <table:table-cell office:value-type="string" calcext:value-type="string">
            <text:p>Start Yea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nd Ye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www.weather.gov/media/lwx/climate/dcatemps.pdf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0" calcext:value-type="float">
            <text:p>2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0:07:19.207822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2:08:04.679810988</meta:creation-date>
    <dc:date>2021-08-09T10:11:09.879444560</dc:date>
    <meta:editing-duration>PT15M19S</meta:editing-duration>
    <meta:editing-cycles>2</meta:editing-cycles>
    <meta:generator>LibreOffice/6.4.7.2$Linux_X86_64 LibreOffice_project/40$Build-2</meta:generator>
    <meta:document-statistic meta:table-count="2" meta:cell-count="160" meta:object-count="0"/>
  </office:meta>
</office:document-meta>
</file>